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4.896cm" fo:min-width="11.311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906cm" fo:min-width="1.74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417cm" fo:min-width="9.406cm"/>
    </style:style>
    <style:style style:name="gr4" style:family="graphic" style:parent-style-name="standard">
      <style:graphic-properties draw:fill-color="#bf0041" draw:textarea-horizontal-align="justify" draw:textarea-vertical-align="middle" draw:auto-grow-height="false" fo:min-height="1.401cm" fo:min-width="11.311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5.084cm" fo:min-width="9.533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3.941cm" fo:min-width="11.311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29cm" fo:min-width="9.66cm"/>
    </style:style>
    <style:style style:name="gr9" style:family="graphic" style:parent-style-name="standard">
      <style:graphic-properties draw:textarea-horizontal-align="justify" draw:textarea-vertical-align="middle" draw:auto-grow-height="false" fo:min-height="0.379cm" fo:min-width="0.533cm"/>
    </style:style>
    <style:style style:name="gr10" style:family="graphic" style:parent-style-name="standard">
      <style:graphic-properties draw:textarea-horizontal-align="justify" draw:textarea-vertical-align="middle" draw:auto-grow-height="false" fo:min-height="0.559cm" fo:min-width="0.309cm"/>
    </style:style>
    <style:style style:name="gr11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63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bf0041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="solid"/>
      <style:paragraph-properties fo:text-align="center"/>
      <style:text-properties fo:font-weight="bold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8pt" style:font-size-asian="8pt" style:font-size-complex="8pt"/>
    </style:style>
    <style:style style:name="P10" style:family="paragraph">
      <loext:graphic-properties draw:fill="none" draw:fill-color="#ffffff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811cm" svg:height="25.146cm" svg:x="5.572cm" svg:y="3.1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3.048cm" svg:x="9.89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9.906cm" svg:height="2.667cm" svg:x="6.524cm" svg:y="9.2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1.811cm" svg:height="1.651cm" svg:x="5.572cm" svg:y="3.159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5.953cm" svg:y1="13.319cm" svg:x2="17.002cm" svg:y2="13.319cm">
          <text:p/>
        </draw:line>
        <draw:custom-shape draw:style-name="gr6" draw:text-style-name="P2" draw:layer="layout" svg:width="10.033cm" svg:height="5.334cm" svg:x="6.461cm" svg:y="14.33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5.889cm" svg:y1="20.685cm" svg:x2="17.065cm" svg:y2="20.685cm">
          <text:p/>
        </draw:line>
        <draw:custom-shape draw:style-name="gr7" draw:text-style-name="P5" draw:layer="layout" svg:width="11.811cm" svg:height="4.191cm" svg:x="5.572cm" svg:y="24.1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0.16cm" svg:height="2.54cm" svg:x="6.397cm" svg:y="21.0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61cm" svg:height="0.889cm" svg:x="10.747cm" svg:y="7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143cm" svg:height="1.143cm" svg:x="10.906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5.224cm" svg:y1="3.667cm" svg:x2="15.224cm" svg:y2="4.429cm">
          <text:p/>
        </draw:line>
        <draw:line draw:style-name="gr5" draw:text-style-name="P6" draw:layer="layout" svg:x1="13.624cm" svg:y1="3.667cm" svg:x2="13.624cm" svg:y2="4.429cm">
          <text:p/>
        </draw:line>
        <draw:frame draw:style-name="gr11" draw:text-style-name="P8" draw:layer="layout" svg:width="1.27cm" svg:height="0.569cm" svg:x="13.8cm" svg:y="3.794cm">
          <draw:text-box>
            <text:p text:style-name="P7"><text:span text:style-name="T1">skills</text:span></text:p>
          </draw:text-box>
        </draw:frame>
        <draw:frame draw:style-name="gr11" draw:text-style-name="P8" draw:layer="layout" svg:width="1.27cm" svg:height="0.569cm" svg:x="15.5cm" svg:y="3.795cm">
          <draw:text-box>
            <text:p text:style-name="P7"><text:span text:style-name="T1">links</text:span></text:p>
          </draw:text-box>
        </draw:frame>
        <draw:line draw:style-name="gr5" draw:text-style-name="P4" draw:layer="layout" svg:x1="12.224cm" svg:y1="3.667cm" svg:x2="12.224cm" svg:y2="4.429cm">
          <text:p/>
        </draw:line>
        <draw:frame draw:style-name="gr12" draw:text-style-name="P9" draw:layer="layout" svg:width="1.4cm" svg:height="0.887cm" svg:x="12.303cm" svg:y="3.796cm">
          <draw:text-box>
            <text:p text:style-name="P7"><text:span text:style-name="T1">school</text:span></text:p>
          </draw:text-box>
        </draw:frame>
        <draw:frame draw:style-name="gr13" draw:text-style-name="P10" draw:layer="layout" svg:width="3.175cm" svg:height="1.673cm" svg:x="5.572cm" svg:y="3.159cm">
          <draw:text-box>
            <text:p>Portfolio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9T00:25:01.483771931</meta:creation-date>
    <dc:date>2021-08-29T00:36:07.878260278</dc:date>
    <meta:editing-duration>PT56S</meta:editing-duration>
    <meta:editing-cycles>1</meta:editing-cycles>
    <meta:document-statistic meta:object-count="18"/>
    <meta:generator>LibreOffice/6.4.7.2$Linux_X86_64 LibreOffice_project/40$Build-2</meta:generator>
  </office:meta>
</office:document-meta>
</file>